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437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1 distanceAlgorithm STATISTICS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1 distanceAlgorithm STATISTICS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2:40:24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